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ny Kovanen</text:p>
      <text:p text:style-name="P1"/>
      <text:p text:style-name="P2">Information-Theoretic Modeling, ex. 1</text:p>
      <text:list xml:id="list1955893419" text:style-name="L1">
        <text:list-item>
          <text:p text:style-name="P3">I am a computer science major transitioning from Bachelor studies to Master studies. I have taken 20 credits of mathematics so far, including courses Logic I, Introduction to Discrete Mathematics, Introduction to Mathematics. I have been doing extensive programming with the following languages: Java, Ruby and Python, developing both algorithmic and industry oriented software (e.g. Web applications). I have done some reading about information theory, but I haven't taken any courses prior to this one.</text:p>
        </text:list-item>
        <text:list-item>
          <text:p text:style-name="P3">Lempel-Ziv, bzip2, LZMA, MPEG-4 SLS, WMA lossless, PNG, JPEG, MP2, MP3, etc</text:p>
        </text:list-item>
        <text:list-item>
          <text:p text:style-name="P3">Find program attached in machin.rb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ovanen</meta:initial-creator>
    <meta:creation-date>2012-09-11T09:13:19</meta:creation-date>
    <dc:date>2012-09-11T09:30:32</dc:date>
    <dc:creator>Tony Kovanen</dc:creator>
    <meta:editing-duration>PT17M18S</meta:editing-duration>
    <meta:editing-cycles>7</meta:editing-cycles>
    <meta:generator>LibreOffice/3.4$Unix LibreOffice_project/340m1$Build-302</meta:generator>
    <meta:document-statistic meta:table-count="0" meta:image-count="0" meta:object-count="0" meta:page-count="1" meta:paragraph-count="5" meta:word-count="101" meta:character-count="668" meta:non-whitespace-character-count="575"/>
  </office:meta>
</office:document-meta>
</file>